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5d3dc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b8d132" officeooo:paragraph-rsid="01b8d132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51018a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3c460b3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b5e694" officeooo:paragraph-rsid="03b5e694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38caa6f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85" style:family="paragraph" style:parent-style-name="Heading_20_1">
      <style:text-properties style:font-name="Times New Roman" fo:font-size="16pt" style:font-size-asian="16pt" style:font-size-complex="16pt"/>
    </style:style>
    <style:style style:name="P86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87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8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8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0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91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4902d5d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864b9b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95df38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a6f383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ae5462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3c36a" officeooo:paragraph-rsid="04a3c36a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bbe96f" style:font-weight-asian="normal" style:font-weight-complex="normal"/>
    </style:style>
    <style:style style:name="T26" style:family="text">
      <style:text-properties fo:font-weight="normal" officeooo:rsid="00cfadbe" style:font-weight-asian="normal" style:font-weight-complex="normal"/>
    </style:style>
    <style:style style:name="T27" style:family="text">
      <style:text-properties fo:font-weight="normal" officeooo:rsid="00d7b366" style:font-weight-asian="normal" style:font-weight-complex="normal"/>
    </style:style>
    <style:style style:name="T28" style:family="text">
      <style:text-properties fo:font-weight="normal" officeooo:rsid="00df3e44" style:font-weight-asian="normal" style:font-weight-complex="normal"/>
    </style:style>
    <style:style style:name="T29" style:family="text">
      <style:text-properties fo:font-weight="normal" officeooo:rsid="00e00e38" style:font-weight-asian="normal" style:font-weight-complex="normal"/>
    </style:style>
    <style:style style:name="T30" style:family="text">
      <style:text-properties fo:font-weight="normal" officeooo:rsid="00e1cdea" style:font-weight-asian="normal" style:font-weight-complex="normal"/>
    </style:style>
    <style:style style:name="T31" style:family="text">
      <style:text-properties fo:font-weight="normal" officeooo:rsid="014ced5f" style:font-weight-asian="normal" style:font-weight-complex="normal"/>
    </style:style>
    <style:style style:name="T32" style:family="text">
      <style:text-properties fo:font-weight="normal" officeooo:rsid="0155be70" style:font-weight-asian="normal" style:font-weight-complex="normal"/>
    </style:style>
    <style:style style:name="T33" style:family="text">
      <style:text-properties fo:font-weight="normal" officeooo:rsid="015ce502" style:font-weight-asian="normal" style:font-weight-complex="normal"/>
    </style:style>
    <style:style style:name="T34" style:family="text">
      <style:text-properties fo:font-weight="normal" officeooo:rsid="015d668a" style:font-weight-asian="normal" style:font-weight-complex="normal"/>
    </style:style>
    <style:style style:name="T35" style:family="text">
      <style:text-properties fo:font-weight="normal" officeooo:rsid="015f5928" style:font-weight-asian="normal" style:font-weight-complex="normal"/>
    </style:style>
    <style:style style:name="T36" style:family="text">
      <style:text-properties fo:font-weight="normal" officeooo:rsid="0189e82c" style:font-weight-asian="normal" style:font-weight-complex="normal"/>
    </style:style>
    <style:style style:name="T37" style:family="text">
      <style:text-properties fo:font-weight="normal" officeooo:rsid="018a5187" style:font-weight-asian="normal" style:font-weight-complex="normal"/>
    </style:style>
    <style:style style:name="T38" style:family="text">
      <style:text-properties fo:font-weight="normal" officeooo:rsid="01b8d132" style:font-weight-asian="normal" style:font-weight-complex="normal"/>
    </style:style>
    <style:style style:name="T39" style:family="text">
      <style:text-properties fo:font-weight="normal" officeooo:rsid="01f7379c" style:font-weight-asian="normal" style:font-weight-complex="normal"/>
    </style:style>
    <style:style style:name="T40" style:family="text">
      <style:text-properties fo:font-weight="normal" officeooo:rsid="02888261" style:font-weight-asian="normal" style:font-weight-complex="normal"/>
    </style:style>
    <style:style style:name="T41" style:family="text">
      <style:text-properties fo:font-weight="normal" officeooo:rsid="028c96d1" style:font-weight-asian="normal" style:font-weight-complex="normal"/>
    </style:style>
    <style:style style:name="T42" style:family="text">
      <style:text-properties fo:font-weight="normal" officeooo:rsid="028e224a" style:font-weight-asian="normal" style:font-weight-complex="normal"/>
    </style:style>
    <style:style style:name="T43" style:family="text">
      <style:text-properties fo:font-weight="normal" officeooo:rsid="029cd5c7" style:font-weight-asian="normal" style:font-weight-complex="normal"/>
    </style:style>
    <style:style style:name="T44" style:family="text">
      <style:text-properties fo:font-weight="normal" officeooo:rsid="02a5fda7" style:font-weight-asian="normal" style:font-weight-complex="normal"/>
    </style:style>
    <style:style style:name="T45" style:family="text">
      <style:text-properties fo:font-weight="normal" officeooo:rsid="02a70bac" style:font-weight-asian="normal" style:font-weight-complex="normal"/>
    </style:style>
    <style:style style:name="T46" style:family="text">
      <style:text-properties fo:font-weight="normal" officeooo:rsid="02dc4079" style:font-weight-asian="normal" style:font-weight-complex="normal"/>
    </style:style>
    <style:style style:name="T47" style:family="text">
      <style:text-properties fo:font-weight="normal" officeooo:rsid="02eaf4dd" style:font-weight-asian="normal" style:font-weight-complex="normal"/>
    </style:style>
    <style:style style:name="T48" style:family="text">
      <style:text-properties fo:font-weight="normal" officeooo:rsid="02ee6843" style:font-weight-asian="normal" style:font-weight-complex="normal"/>
    </style:style>
    <style:style style:name="T49" style:family="text">
      <style:text-properties fo:font-weight="normal" officeooo:rsid="014c05b8" style:font-weight-asian="normal" style:font-weight-complex="normal"/>
    </style:style>
    <style:style style:name="T50" style:family="text">
      <style:text-properties fo:font-weight="normal" officeooo:rsid="037ac8b4" style:font-weight-asian="normal" style:font-weight-complex="normal"/>
    </style:style>
    <style:style style:name="T51" style:family="text">
      <style:text-properties fo:font-weight="normal" officeooo:rsid="0388d323" style:font-weight-asian="normal" style:font-weight-complex="normal"/>
    </style:style>
    <style:style style:name="T52" style:family="text">
      <style:text-properties fo:font-weight="normal" officeooo:rsid="038c8e33" style:font-weight-asian="normal" style:font-weight-complex="normal"/>
    </style:style>
    <style:style style:name="T53" style:family="text">
      <style:text-properties fo:font-weight="normal" officeooo:rsid="038caa6f" style:font-weight-asian="normal" style:font-weight-complex="normal"/>
    </style:style>
    <style:style style:name="T54" style:family="text">
      <style:text-properties fo:font-weight="normal" officeooo:rsid="039901f6" style:font-weight-asian="normal" style:font-weight-complex="normal"/>
    </style:style>
    <style:style style:name="T55" style:family="text">
      <style:text-properties fo:font-weight="normal" officeooo:rsid="039b7edf" style:font-weight-asian="normal" style:font-weight-complex="normal"/>
    </style:style>
    <style:style style:name="T56" style:family="text">
      <style:text-properties fo:font-weight="normal" officeooo:rsid="039bf037" style:font-weight-asian="normal" style:font-weight-complex="normal"/>
    </style:style>
    <style:style style:name="T57" style:family="text">
      <style:text-properties fo:font-weight="normal" officeooo:rsid="03b3eb51" style:font-weight-asian="normal" style:font-weight-complex="normal"/>
    </style:style>
    <style:style style:name="T58" style:family="text">
      <style:text-properties fo:font-weight="normal" officeooo:rsid="03b69749" style:font-weight-asian="normal" style:font-weight-complex="normal"/>
    </style:style>
    <style:style style:name="T59" style:family="text">
      <style:text-properties fo:font-weight="normal" officeooo:rsid="03d39325" style:font-weight-asian="normal" style:font-weight-complex="normal"/>
    </style:style>
    <style:style style:name="T60" style:family="text">
      <style:text-properties fo:font-weight="normal" officeooo:rsid="03ee2f07" style:font-weight-asian="normal" style:font-weight-complex="normal"/>
    </style:style>
    <style:style style:name="T61" style:family="text">
      <style:text-properties fo:font-weight="normal" officeooo:rsid="03f4f66d" style:font-weight-asian="normal" style:font-weight-complex="normal"/>
    </style:style>
    <style:style style:name="T62" style:family="text">
      <style:text-properties fo:font-weight="normal" officeooo:rsid="03f77bec" style:font-weight-asian="normal" style:font-weight-complex="normal"/>
    </style:style>
    <style:style style:name="T63" style:family="text">
      <style:text-properties fo:font-weight="normal" officeooo:rsid="0420545c" style:font-weight-asian="normal" style:font-weight-complex="normal"/>
    </style:style>
    <style:style style:name="T64" style:family="text">
      <style:text-properties fo:font-weight="normal" officeooo:rsid="04216fc6" style:font-weight-asian="normal" style:font-weight-complex="normal"/>
    </style:style>
    <style:style style:name="T65" style:family="text">
      <style:text-properties fo:font-weight="normal" officeooo:rsid="042419b3" style:font-weight-asian="normal" style:font-weight-complex="normal"/>
    </style:style>
    <style:style style:name="T66" style:family="text">
      <style:text-properties fo:font-weight="normal" officeooo:rsid="0434e981" style:font-weight-asian="normal" style:font-weight-complex="normal"/>
    </style:style>
    <style:style style:name="T67" style:family="text">
      <style:text-properties fo:font-weight="normal" officeooo:rsid="04351604" style:font-weight-asian="normal" style:font-weight-complex="normal"/>
    </style:style>
    <style:style style:name="T68" style:family="text">
      <style:text-properties fo:font-weight="normal" officeooo:rsid="043787db" style:font-weight-asian="normal" style:font-weight-complex="normal"/>
    </style:style>
    <style:style style:name="T69" style:family="text">
      <style:text-properties fo:font-weight="normal" officeooo:rsid="04461c46" style:font-weight-asian="normal" style:font-weight-complex="normal"/>
    </style:style>
    <style:style style:name="T70" style:family="text">
      <style:text-properties fo:font-weight="normal" officeooo:rsid="044fee30" style:font-weight-asian="normal" style:font-weight-complex="normal"/>
    </style:style>
    <style:style style:name="T71" style:family="text">
      <style:text-properties fo:font-weight="normal" officeooo:rsid="04643918" style:font-weight-asian="normal" style:font-weight-complex="normal"/>
    </style:style>
    <style:style style:name="T72" style:family="text">
      <style:text-properties fo:font-weight="normal" officeooo:rsid="0468fc53" style:font-weight-asian="normal" style:font-weight-complex="normal"/>
    </style:style>
    <style:style style:name="T73" style:family="text">
      <style:text-properties fo:font-weight="normal" officeooo:rsid="046dc0ab" style:font-weight-asian="normal" style:font-weight-complex="normal"/>
    </style:style>
    <style:style style:name="T74" style:family="text">
      <style:text-properties fo:font-weight="normal" officeooo:rsid="046e1f78" style:font-weight-asian="normal" style:font-weight-complex="normal"/>
    </style:style>
    <style:style style:name="T75" style:family="text">
      <style:text-properties fo:font-weight="normal" officeooo:rsid="047adce5" style:font-weight-asian="normal" style:font-weight-complex="normal"/>
    </style:style>
    <style:style style:name="T76" style:family="text">
      <style:text-properties fo:font-weight="normal" officeooo:rsid="04864b9b" style:font-weight-asian="normal" style:font-weight-complex="normal"/>
    </style:style>
    <style:style style:name="T77" style:family="text">
      <style:text-properties fo:font-weight="normal" officeooo:rsid="048e98e7" style:font-weight-asian="normal" style:font-weight-complex="normal"/>
    </style:style>
    <style:style style:name="T78" style:family="text">
      <style:text-properties fo:font-weight="normal" officeooo:rsid="0495df38" style:font-weight-asian="normal" style:font-weight-complex="normal"/>
    </style:style>
    <style:style style:name="T79" style:family="text">
      <style:text-properties officeooo:rsid="001ffc65"/>
    </style:style>
    <style:style style:name="T80" style:family="text">
      <style:text-properties officeooo:rsid="002a3a98" style:font-name-asian="Microsoft YaHei" style:font-name-complex="Arial"/>
    </style:style>
    <style:style style:name="T81" style:family="text">
      <style:text-properties officeooo:rsid="00f6eb52" style:font-name-asian="Microsoft YaHei" style:font-name-complex="Arial"/>
    </style:style>
    <style:style style:name="T82" style:family="text">
      <style:text-properties officeooo:rsid="0181a2f0" style:font-name-asian="Microsoft YaHei" style:font-name-complex="Arial"/>
    </style:style>
    <style:style style:name="T83" style:family="text">
      <style:text-properties officeooo:rsid="02d12b48" style:font-name-asian="Microsoft YaHei" style:font-name-complex="Arial"/>
    </style:style>
    <style:style style:name="T84" style:family="text">
      <style:text-properties officeooo:rsid="02d7c421" style:font-name-asian="Microsoft YaHei" style:font-name-complex="Arial"/>
    </style:style>
    <style:style style:name="T85" style:family="text">
      <style:text-properties officeooo:rsid="00552b85"/>
    </style:style>
    <style:style style:name="T86" style:family="text">
      <style:text-properties officeooo:rsid="0058dbd6"/>
    </style:style>
    <style:style style:name="T87" style:family="text">
      <style:text-properties officeooo:rsid="0059a63b"/>
    </style:style>
    <style:style style:name="T88" style:family="text">
      <style:text-properties officeooo:rsid="005ce986"/>
    </style:style>
    <style:style style:name="T89" style:family="text">
      <style:text-properties officeooo:rsid="005dcff1"/>
    </style:style>
    <style:style style:name="T90" style:family="text">
      <style:text-properties officeooo:rsid="0065db7e"/>
    </style:style>
    <style:style style:name="T91" style:family="text">
      <style:text-properties officeooo:rsid="0067ec74"/>
    </style:style>
    <style:style style:name="T92" style:family="text">
      <style:text-properties officeooo:rsid="00f61deb"/>
    </style:style>
    <style:style style:name="T93" style:family="text">
      <style:text-properties officeooo:rsid="00f6eb52"/>
    </style:style>
    <style:style style:name="T94" style:family="text">
      <style:text-properties officeooo:rsid="00e1cdea"/>
    </style:style>
    <style:style style:name="T95" style:family="text">
      <style:text-properties officeooo:rsid="011f2fa0"/>
    </style:style>
    <style:style style:name="T96" style:family="text">
      <style:text-properties officeooo:rsid="0121fc9d"/>
    </style:style>
    <style:style style:name="T97" style:family="text">
      <style:text-properties officeooo:rsid="00d7b366"/>
    </style:style>
    <style:style style:name="T98" style:family="text">
      <style:text-properties officeooo:rsid="00df3e44"/>
    </style:style>
    <style:style style:name="T99" style:family="text">
      <style:text-properties officeooo:rsid="00e00e38"/>
    </style:style>
    <style:style style:name="T100" style:family="text">
      <style:text-properties officeooo:rsid="012a0a99"/>
    </style:style>
    <style:style style:name="T101" style:family="text">
      <style:text-properties officeooo:rsid="012c523c"/>
    </style:style>
    <style:style style:name="T102" style:family="text">
      <style:text-properties officeooo:rsid="012cedd7"/>
    </style:style>
    <style:style style:name="T103" style:family="text">
      <style:text-properties officeooo:rsid="0141adc4"/>
    </style:style>
    <style:style style:name="T104" style:family="text">
      <style:text-properties officeooo:rsid="01548860"/>
    </style:style>
    <style:style style:name="T105" style:family="text">
      <style:text-properties officeooo:rsid="016da9d0"/>
    </style:style>
    <style:style style:name="T106" style:family="text">
      <style:text-properties officeooo:rsid="016ea9a7"/>
    </style:style>
    <style:style style:name="T107" style:family="text">
      <style:text-properties officeooo:rsid="01ae295d"/>
    </style:style>
    <style:style style:name="T108" style:family="text">
      <style:text-properties officeooo:rsid="01aea84f"/>
    </style:style>
    <style:style style:name="T109" style:family="text">
      <style:text-properties officeooo:rsid="01b8d132"/>
    </style:style>
    <style:style style:name="T110" style:family="text">
      <style:text-properties officeooo:rsid="015d668a"/>
    </style:style>
    <style:style style:name="T111" style:family="text">
      <style:text-properties officeooo:rsid="01d7ce53"/>
    </style:style>
    <style:style style:name="T112" style:family="text">
      <style:text-properties officeooo:rsid="01d9ca5e"/>
    </style:style>
    <style:style style:name="T113" style:family="text">
      <style:text-properties officeooo:rsid="0140d341"/>
    </style:style>
    <style:style style:name="T114" style:family="text">
      <style:text-properties officeooo:rsid="011a8261"/>
    </style:style>
    <style:style style:name="T115" style:family="text">
      <style:text-properties officeooo:rsid="01f0672c"/>
    </style:style>
    <style:style style:name="T116" style:family="text">
      <style:text-properties officeooo:rsid="020311eb"/>
    </style:style>
    <style:style style:name="T117" style:family="text">
      <style:text-properties officeooo:rsid="0214a2be"/>
    </style:style>
    <style:style style:name="T118" style:family="text">
      <style:text-properties officeooo:rsid="021f8323"/>
    </style:style>
    <style:style style:name="T119" style:family="text">
      <style:text-properties officeooo:rsid="0220a642"/>
    </style:style>
    <style:style style:name="T120" style:family="text">
      <style:text-properties officeooo:rsid="0233ecb8"/>
    </style:style>
    <style:style style:name="T121" style:family="text">
      <style:text-properties officeooo:rsid="023bf7ce"/>
    </style:style>
    <style:style style:name="T122" style:family="text">
      <style:text-properties officeooo:rsid="024a90c7"/>
    </style:style>
    <style:style style:name="T123" style:family="text">
      <style:text-properties officeooo:rsid="02680635"/>
    </style:style>
    <style:style style:name="T124" style:family="text">
      <style:text-properties officeooo:rsid="026a6a98"/>
    </style:style>
    <style:style style:name="T125" style:family="text">
      <style:text-properties officeooo:rsid="0270edaa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officeooo:rsid="02814342"/>
    </style:style>
    <style:style style:name="T128" style:family="text">
      <style:text-properties style:text-underline-style="none" officeooo:rsid="02dc4079"/>
    </style:style>
    <style:style style:name="T129" style:family="text">
      <style:text-properties style:text-underline-style="none" officeooo:rsid="00e1cdea"/>
    </style:style>
    <style:style style:name="T130" style:family="text">
      <style:text-properties style:text-underline-style="none" officeooo:rsid="03b3eb51"/>
    </style:style>
    <style:style style:name="T131" style:family="text">
      <style:text-properties style:text-underline-style="solid" style:text-underline-width="auto" style:text-underline-color="font-color"/>
    </style:style>
    <style:style style:name="T132" style:family="text">
      <style:text-properties style:text-underline-style="solid" style:text-underline-width="auto" style:text-underline-color="font-color" officeooo:rsid="02dc4079"/>
    </style:style>
    <style:style style:name="T133" style:family="text">
      <style:text-properties officeooo:rsid="014c05b8"/>
    </style:style>
    <style:style style:name="T134" style:family="text">
      <style:text-properties officeooo:rsid="02ab25e9"/>
    </style:style>
    <style:style style:name="T135" style:family="text">
      <style:text-properties officeooo:rsid="02b05c9a"/>
    </style:style>
    <style:style style:name="T136" style:family="text">
      <style:text-properties officeooo:rsid="02bcce71"/>
    </style:style>
    <style:style style:name="T137" style:family="text">
      <style:text-properties officeooo:rsid="02c5db6a"/>
    </style:style>
    <style:style style:name="T138" style:family="text">
      <style:text-properties officeooo:rsid="02c87df4"/>
    </style:style>
    <style:style style:name="T139" style:family="text">
      <style:text-properties officeooo:rsid="02d072df"/>
    </style:style>
    <style:style style:name="T140" style:family="text">
      <style:text-properties officeooo:rsid="033c50a9"/>
    </style:style>
    <style:style style:name="T141" style:family="text">
      <style:text-properties officeooo:rsid="01536506"/>
    </style:style>
    <style:style style:name="T142" style:family="text">
      <style:text-properties officeooo:rsid="03413198"/>
    </style:style>
    <style:style style:name="T143" style:family="text">
      <style:text-properties officeooo:rsid="0349821d"/>
    </style:style>
    <style:style style:name="T144" style:family="text">
      <style:text-properties officeooo:rsid="036b94d4"/>
    </style:style>
    <style:style style:name="T145" style:family="text">
      <style:text-properties officeooo:rsid="036ce6ed"/>
    </style:style>
    <style:style style:name="T146" style:family="text">
      <style:text-properties officeooo:rsid="03b3eb51"/>
    </style:style>
    <style:style style:name="T147" style:family="text">
      <style:text-properties officeooo:rsid="03c1c04b"/>
    </style:style>
    <style:style style:name="T148" style:family="text">
      <style:text-properties officeooo:rsid="03c7857c"/>
    </style:style>
    <style:style style:name="T149" style:family="text">
      <style:text-properties officeooo:rsid="03c93783"/>
    </style:style>
    <style:style style:name="T150" style:family="text">
      <style:text-properties officeooo:rsid="03e322e9"/>
    </style:style>
    <style:style style:name="T151" style:family="text">
      <style:text-properties officeooo:rsid="03e6885b"/>
    </style:style>
    <style:style style:name="T152" style:family="text">
      <style:text-properties officeooo:rsid="03ebb4ed"/>
    </style:style>
    <style:style style:name="T153" style:family="text">
      <style:text-properties officeooo:rsid="03fd9122"/>
    </style:style>
    <style:style style:name="T154" style:family="text">
      <style:text-properties officeooo:rsid="03ff460b"/>
    </style:style>
    <style:style style:name="T155" style:family="text">
      <style:text-properties officeooo:rsid="0404489d"/>
    </style:style>
    <style:style style:name="T156" style:family="text">
      <style:text-properties officeooo:rsid="0410b5e4"/>
    </style:style>
    <style:style style:name="T157" style:family="text">
      <style:text-properties fo:font-style="normal" style:font-style-asian="normal"/>
    </style:style>
    <style:style style:name="T158" style:family="text">
      <style:text-properties officeooo:rsid="015f5928"/>
    </style:style>
    <style:style style:name="T159" style:family="text">
      <style:text-properties officeooo:rsid="0018aeb1"/>
    </style:style>
    <style:style style:name="T160" style:family="text">
      <style:text-properties officeooo:rsid="0036f184"/>
    </style:style>
    <style:style style:name="T161" style:family="text">
      <style:text-properties officeooo:rsid="0019e209"/>
    </style:style>
    <style:style style:name="T162" style:family="text">
      <style:text-properties officeooo:rsid="00a93c8c"/>
    </style:style>
    <style:style style:name="T163" style:family="text">
      <style:text-properties officeooo:rsid="010e965e"/>
    </style:style>
    <style:style style:name="T164" style:family="text">
      <style:text-properties officeooo:rsid="01358ce4"/>
    </style:style>
    <style:style style:name="T165" style:family="text">
      <style:text-properties officeooo:rsid="002ec2d3"/>
    </style:style>
    <style:style style:name="T166" style:family="text">
      <style:text-properties officeooo:rsid="00302919"/>
    </style:style>
    <style:style style:name="T167" style:family="text">
      <style:text-properties officeooo:rsid="00428197"/>
    </style:style>
    <style:style style:name="T168" style:family="text">
      <style:text-properties officeooo:rsid="004bcac8"/>
    </style:style>
    <style:style style:name="T169" style:family="text">
      <style:text-properties officeooo:rsid="0046c2bf"/>
    </style:style>
    <style:style style:name="T170" style:family="text">
      <style:text-properties officeooo:rsid="0082e3fe"/>
    </style:style>
    <style:style style:name="T171" style:family="text">
      <style:text-properties officeooo:rsid="00879c29"/>
    </style:style>
    <style:style style:name="T172" style:family="text">
      <style:text-properties officeooo:rsid="008d744e"/>
    </style:style>
    <style:style style:name="T173" style:family="text">
      <style:text-properties officeooo:rsid="008f4619"/>
    </style:style>
    <style:style style:name="T174" style:family="text">
      <style:text-properties officeooo:rsid="00917b14"/>
    </style:style>
    <style:style style:name="T175" style:family="text">
      <style:text-properties officeooo:rsid="0426384d"/>
    </style:style>
    <style:style style:name="T176" style:family="text">
      <style:text-properties officeooo:rsid="0429e66f"/>
    </style:style>
    <style:style style:name="T177" style:family="text">
      <style:text-properties officeooo:rsid="042bbd0c"/>
    </style:style>
    <style:style style:name="T178" style:family="text">
      <style:text-properties officeooo:rsid="042d3974"/>
    </style:style>
    <style:style style:name="T179" style:family="text">
      <style:text-properties officeooo:rsid="042e52e6"/>
    </style:style>
    <style:style style:name="T180" style:family="text">
      <style:text-properties officeooo:rsid="043787db"/>
    </style:style>
    <style:style style:name="T181" style:family="text">
      <style:text-properties officeooo:rsid="04461c46"/>
    </style:style>
    <style:style style:name="T182" style:family="text">
      <style:text-properties officeooo:rsid="045d3dcd"/>
    </style:style>
    <style:style style:name="T183" style:family="text">
      <style:text-properties officeooo:rsid="047e3c9d"/>
    </style:style>
    <style:style style:name="T184" style:family="text">
      <style:text-properties officeooo:rsid="00b5ad1d"/>
    </style:style>
    <style:style style:name="T185" style:family="text">
      <style:text-properties officeooo:rsid="00b71f47"/>
    </style:style>
    <style:style style:name="T186" style:family="text">
      <style:text-properties officeooo:rsid="00af1993"/>
    </style:style>
    <style:style style:name="T187" style:family="text">
      <style:text-properties officeooo:rsid="00b16453"/>
    </style:style>
    <style:style style:name="T188" style:family="text">
      <style:text-properties officeooo:rsid="04643918"/>
    </style:style>
    <style:style style:name="T189" style:family="text">
      <style:text-properties officeooo:rsid="0468fc53"/>
    </style:style>
    <style:style style:name="T190" style:family="text">
      <style:text-properties officeooo:rsid="0488e92f"/>
    </style:style>
    <style:style style:name="T191" style:family="text">
      <style:text-properties officeooo:rsid="048a1955"/>
    </style:style>
    <style:style style:name="T192" style:family="text">
      <style:text-properties officeooo:rsid="03ee2f07"/>
    </style:style>
    <style:style style:name="T193" style:family="text">
      <style:text-properties officeooo:rsid="049139d3"/>
    </style:style>
    <style:style style:name="T194" style:family="text">
      <style:text-properties officeooo:rsid="0497651c"/>
    </style:style>
    <style:style style:name="T195" style:family="text">
      <style:text-properties officeooo:rsid="049818ed"/>
    </style:style>
    <style:style style:name="T196" style:family="text">
      <style:text-properties officeooo:rsid="049df163"/>
    </style:style>
    <style:style style:name="T197" style:family="text">
      <style:text-properties officeooo:rsid="04a72d1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86" text:outline-level="1">1 – Introduction</text:h>
      <text:p text:style-name="P7"/>
      <text:p text:style-name="P7">Frameworks such as Tensor<text:span text:style-name="T79">F</text:span>low or Py<text:span text:style-name="T7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92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7">subject</text:span><text:span text:style-name="T8"> </text:span><text:span text:style-name="T88">tackled </text:span><text:span text:style-name="T89">is</text:span><text:span text:style-name="T8"> </text:span><text:span text:style-name="T85">a multi-class classification problem </text:span><text:span text:style-name="T86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75">A</text:span><text:span text:style-name="T92">ll</text:span><text:span text:style-name="T90"> the </text:span><text:span text:style-name="T91">elements below </text:span><text:span text:style-name="T175">are defined for classification</text:span><text:span text:style-name="T176">s</text:span><text:span text:style-name="T175"> but</text:span><text:span text:style-name="T91"> can be re-used or easily </text:span><text:span text:style-name="T177">re-define</text:span><text:span text:style-name="T178">d</text:span><text:span text:style-name="T91"> to cover regression</text:span><text:span text:style-name="T179">s</text:span><text:span text:style-name="T91">.</text:span></text:p>
      <text:p text:style-name="P7"/>
      <text:h text:style-name="P87" text:outline-level="1">2 – <text:span text:style-name="T9">Notation and Nomenclature</text:span></text:h>
      <text:p text:style-name="P33"/>
      <text:p text:style-name="P66">Definition –<text:span text:style-name="T12"> </text:span><text:span text:style-name="T31">Let</text:span><text:span text:style-name="T31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1">, </text:span><text:span text:style-name="T41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3">, </text:span><text:span text:style-name="T43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7">a norm on</text:span><text:span text:style-name="T47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1">. Then</text:span><text:span text:style-name="T31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31">continuous function is equivalent to</text:span></text:p>
      <text:p text:style-name="P34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4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6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04">set of </text:span>continuous function<text:span text:style-name="T106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8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40">means the set of continuous functions from</text:span><text:span text:style-name="T140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41">to</text:span><text:span text:style-name="T141"><draw:frame draw:style-name="fr1" draw:name="Objet119" text:anchor-type="as-char" svg:width="0.744cm" svg:height="0.527cm" draw:z-index="31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41">.</text:span></text:p>
      <text:p text:style-name="P41"/>
      <text:p text:style-name="P67"><text:span text:style-name="T133">Definition –</text:span><text:span text:style-name="T49"> </text:span><text:span text:style-name="T31">Let</text:span><text:span text:style-name="T31"><draw:frame draw:style-name="fr1" draw:name="Objet63" text:anchor-type="as-char" svg:width="0.524cm" svg:height="0.326cm" draw:z-index="34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64" text:anchor-type="as-char" svg:width="0.744cm" svg:height="0.527cm" draw:z-index="4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1">, </text:span><text:span text:style-name="T41"><draw:frame draw:style-name="fr1" draw:name="Objet65" text:anchor-type="as-char" svg:width="0.88cm" svg:height="0.531cm" draw:z-index="4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100" text:anchor-type="as-char" svg:width="0.744cm" svg:height="0.527cm" draw:z-index="43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3">, </text:span><text:span text:style-name="T43"><draw:frame draw:style-name="fr1" draw:name="Objet101" text:anchor-type="as-char" svg:width="0.975cm" svg:height="0.531cm" draw:z-index="4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7">a norm on</text:span><text:span text:style-name="T47"><draw:frame draw:style-name="fr1" draw:name="Objet113" text:anchor-type="as-char" svg:width="0.84cm" svg:height="0.527cm" draw:z-index="46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4" text:anchor-type="as-char" svg:width="2.148cm" svg:height="0.527cm" draw:z-index="47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1">. Then</text:span><text:span text:style-name="T31"><draw:frame draw:style-name="fr1" draw:name="Objet66" text:anchor-type="as-char" svg:width="0.404cm" svg:height="0.467cm" draw:z-index="4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4">derivable </text:span><text:span text:style-name="T35">is equivalent to</text:span></text:p>
      <text:p text:style-name="P35"><draw:frame draw:style-name="fr1" draw:name="Objet75" text:anchor-type="as-char" svg:width="1.513cm" svg:height="0.467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5"><draw:frame draw:style-name="fr1" draw:name="Objet70" text:anchor-type="as-char" svg:width="1.369cm" svg:height="0.467cm" draw:z-index="5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2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3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7"><text:soft-page-break/><text:span text:style-name="T158">The notation</text:span><text:span text:style-name="T158"><draw:frame draw:style-name="fr1" draw:name="Objet67" text:anchor-type="as-char" svg:width="2.053cm" svg:height="0.557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58">means the </text:span><text:span text:style-name="T104">set of </text:span><text:span text:style-name="T105">derivable</text:span><text:span text:style-name="T158"> function</text:span><text:span text:style-name="T105">s</text:span><text:span text:style-name="T158"> from</text:span><text:span text:style-name="T158"><draw:frame draw:style-name="fr1" draw:name="Objet60" text:anchor-type="as-char" svg:width="0.524cm" svg:height="0.32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58">to</text:span><text:span text:style-name="T158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58">.</text:span></text:p>
      <text:p text:style-name="P39">The notation<draw:frame draw:style-name="fr1" draw:name="Objet120" text:anchor-type="as-char" svg:width="1.438cm" svg:height="0.557cm" draw:z-index="59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40">means the set of </text:span><text:span text:style-name="T142">derivable</text:span><text:span text:style-name="T140"> functions from</text:span><text:span text:style-name="T140"><draw:frame draw:style-name="fr1" draw:name="Objet121" text:anchor-type="as-char" svg:width="0.744cm" svg:height="0.527cm" draw:z-index="6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41">to</text:span><text:span text:style-name="T141"><draw:frame draw:style-name="fr1" draw:name="Objet122" text:anchor-type="as-char" svg:width="0.744cm" svg:height="0.527cm" draw:z-index="61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41">.</text:span></text:p>
      <text:p text:style-name="P42"/>
      <text:p text:style-name="P68">Definition – <text:span text:style-name="T31">Let</text:span><text:span text:style-name="T31"><draw:frame draw:style-name="fr1" draw:name="Objet68" text:anchor-type="as-char" svg:width="0.524cm" svg:height="0.326cm" draw:z-index="6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81" text:anchor-type="as-char" svg:width="0.744cm" svg:height="0.527cm" draw:z-index="63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1">, </text:span><text:span text:style-name="T41"><draw:frame draw:style-name="fr1" draw:name="Objet82" text:anchor-type="as-char" svg:width="0.88cm" svg:height="0.531cm" draw:z-index="64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102" text:anchor-type="as-char" svg:width="0.744cm" svg:height="0.527cm" draw:z-index="66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3">, </text:span><text:span text:style-name="T43"><draw:frame draw:style-name="fr1" draw:name="Objet103" text:anchor-type="as-char" svg:width="0.975cm" svg:height="0.531cm" draw:z-index="67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7">a norm on</text:span><text:span text:style-name="T47"><draw:frame draw:style-name="fr1" draw:name="Objet115" text:anchor-type="as-char" svg:width="0.84cm" svg:height="0.527cm" draw:z-index="68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6" text:anchor-type="as-char" svg:width="2.148cm" svg:height="0.527cm" draw:z-index="69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1">. Then</text:span><text:span text:style-name="T31"><draw:frame draw:style-name="fr1" draw:name="Objet83" text:anchor-type="as-char" svg:width="0.404cm" svg:height="0.467cm" draw:z-index="7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8">piece-wise </text:span><text:span text:style-name="T34">derivable </text:span><text:span text:style-name="T35">is equivalent to</text:span></text:p>
      <text:p text:style-name="P43"><draw:frame draw:style-name="fr1" draw:name="Objet84" text:anchor-type="as-char" svg:width="1.656cm" svg:height="0.467cm" draw:z-index="71"><draw:object xlink:href="./Object 84" xlink:type="simple" xlink:show="embed" xlink:actuate="onLoad"/><draw:image xlink:href="./ObjectReplacements/Object 84" xlink:type="simple" xlink:show="embed" xlink:actuate="onLoad"/></draw:frame><text:span text:style-name="T138">such as</text:span><text:span text:style-name="T138"><draw:frame draw:style-name="fr1" draw:name="Objet107" text:anchor-type="as-char" svg:width="0.549cm" svg:height="0.467cm" draw:z-index="75"><draw:object xlink:href="./Object 107" xlink:type="simple" xlink:show="embed" xlink:actuate="onLoad"/><draw:image xlink:href="./ObjectReplacements/Object 107" xlink:type="simple" xlink:show="embed" xlink:actuate="onLoad"/></draw:frame></text:span><text:span text:style-name="T136">compact and bounded</text:span>,</text:p>
      <text:p text:style-name="P43"><draw:frame draw:style-name="fr1" draw:name="Objet85" text:anchor-type="as-char" svg:width="2.078cm" svg:height="0.547cm" draw:z-index="76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56">non-empty </text:span><text:span text:style-name="T137">open subsets </text:span><text:span text:style-name="T134">such as</text:span><text:span text:style-name="T134"><draw:frame draw:style-name="fr1" draw:name="Objet106" text:anchor-type="as-char" svg:width="1.986cm" svg:height="0.982cm" draw:z-index="77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35">and</text:span><text:span text:style-name="T134"><draw:frame draw:style-name="fr1" draw:name="Objet104" text:anchor-type="as-char" svg:width="2.967cm" svg:height="0.557cm" draw:z-index="78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34">,</text:span><text:span text:style-name="T134"><draw:frame draw:style-name="fr1" draw:name="Objet105" text:anchor-type="as-char" svg:width="3.403cm" svg:height="0.531cm" draw:z-index="79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34">,</text:span></text:p>
      <text:p text:style-name="P43"><draw:frame draw:style-name="fr1" draw:name="Objet86" text:anchor-type="as-char" svg:width="2.067cm" svg:height="0.482cm" draw:z-index="80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81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82"><draw:object xlink:href="./Object 88" xlink:type="simple" xlink:show="embed" xlink:actuate="onLoad"/><draw:image xlink:href="./ObjectReplacements/Object 88" xlink:type="simple" xlink:show="embed" xlink:actuate="onLoad"/></draw:frame>,<text:span text:style-name="T157"><draw:frame draw:style-name="fr1" draw:name="Objet89" text:anchor-type="as-char" svg:width="2.18cm" svg:height="0.54cm" draw:z-index="83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4">The notation<draw:frame draw:style-name="fr1" draw:name="Objet90" text:anchor-type="as-char" svg:width="2.387cm" svg:height="0.591cm" draw:z-index="84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9">piece-wise </text:span><text:span text:style-name="T110">derivable</text:span> functions <text:span text:style-name="T111">from</text:span><text:span text:style-name="T111"><draw:frame draw:style-name="fr1" draw:name="Objet91" text:anchor-type="as-char" svg:width="0.524cm" svg:height="0.326cm" draw:z-index="85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2">to</text:span><text:span text:style-name="T112"><draw:frame draw:style-name="fr1" draw:name="Objet92" text:anchor-type="as-char" svg:width="0.84cm" svg:height="0.527cm" draw:z-index="8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2">.</text:span></text:p>
      <text:p text:style-name="P40">The notation<draw:frame draw:style-name="fr1" draw:name="Objet123" text:anchor-type="as-char" svg:width="1.771cm" svg:height="0.591cm" draw:z-index="87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40">means the set of </text:span><text:span text:style-name="T109">piece-wise </text:span><text:span text:style-name="T110">derivable</text:span><text:span text:style-name="T140"> functions from</text:span><text:span text:style-name="T140"><draw:frame draw:style-name="fr1" draw:name="Objet124" text:anchor-type="as-char" svg:width="0.744cm" svg:height="0.527cm" draw:z-index="88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41">to</text:span><text:span text:style-name="T141"><draw:frame draw:style-name="fr1" draw:name="Objet125" text:anchor-type="as-char" svg:width="0.744cm" svg:height="0.527cm" draw:z-index="8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41">.</text:span></text:p>
      <text:p text:style-name="P45"/>
      <text:p text:style-name="P69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6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7">is a real matrix of dimension<draw:frame draw:style-name="fr1" draw:name="Objet4" text:anchor-type="as-char" svg:width="1.088cm" svg:height="0.467cm" draw:z-index="90"><draw:object xlink:href="./Object 4" xlink:type="simple" xlink:show="embed" xlink:actuate="onLoad"/><draw:image xlink:href="./ObjectReplacements/Object 4" xlink:type="simple" xlink:show="embed" xlink:actuate="onLoad"/></draw:frame>.</text:p>
      <text:p text:style-name="P30"><text:span text:style-name="T159">T</text:span>he following notation<text:span text:style-name="T160">s</text:span> <text:span text:style-name="T160">are</text:span> considered</text:p>
      <text:p text:style-name="P27"><draw:frame draw:style-name="fr1" draw:name="Objet11" text:anchor-type="as-char" svg:width="2.057cm" svg:height="0.482cm" draw:z-index="91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2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8"><draw:frame draw:style-name="fr1" draw:name="Objet16" text:anchor-type="as-char" svg:width="2.221cm" svg:height="0.482cm" draw:z-index="94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5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8"><draw:frame draw:style-name="fr1" draw:name="Objet18" text:anchor-type="as-char" svg:width="2.057cm" svg:height="0.482cm" draw:z-index="96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8"><text:span text:style-name="T159">The notation</text:span><text:span text:style-name="T159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61">means</text:span><text:span text:style-name="T159"> the matrix set of dimension</text:span><text:span text:style-name="T159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4">with coefficients </text:span><text:span text:style-name="T145">in</text:span><text:span text:style-name="T145"><draw:frame draw:style-name="fr1" draw:name="Objet19" text:anchor-type="as-char" svg:width="0.556cm" svg:height="0.385cm" draw:z-index="9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9">.</text:span></text:p>
      <text:p text:style-name="P48"><text:span text:style-name="T159">The notation</text:span><text:span text:style-name="T159"><draw:frame draw:style-name="fr1" draw:name="Objet2" text:anchor-type="as-char" svg:width="1.7cm" svg:height="0.54cm" draw:z-index="9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1">means</text:span><text:span text:style-name="T159"> the matrix set of dimension</text:span><text:span text:style-name="T159"><draw:frame draw:style-name="fr1" draw:name="Objet3" text:anchor-type="as-char" svg:width="1.088cm" svg:height="0.467cm" draw:z-index="10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44">with coefficients </text:span><text:span text:style-name="T145">in</text:span><text:span text:style-name="T145"><draw:frame draw:style-name="fr1" draw:name="Objet126" text:anchor-type="as-char" svg:width="1.208cm" svg:height="0.467cm" draw:z-index="101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45">.</text:span><text:span text:style-name="T11"><text:line-break/></text:span></text:p>
      <text:p text:style-name="P69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53"><text:soft-page-break/></text:p>
      <text:p text:style-name="P70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49"/>
      <text:p text:style-name="P71">Definition –<text:span text:style-name="T12"> Let</text:span><text:span text:style-name="T12"><draw:frame draw:style-name="fr1" draw:name="Objet28" text:anchor-type="as-char" svg:width="1.713cm" svg:height="0.531cm" draw:z-index="30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35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52"><draw:frame draw:style-name="fr1" draw:name="Objet34" text:anchor-type="as-char" svg:width="2.746cm" svg:height="0.467cm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49"><text:span text:style-name="T162">where</text:span><draw:frame draw:style-name="fr1" draw:name="Objet32" text:anchor-type="as-char" svg:width="0.506cm" svg:height="0.467cm" draw:z-index="37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38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51"><text:span text:style-name="T94"><draw:frame draw:style-name="fr1" draw:name="Objet40" text:anchor-type="as-char" svg:width="2.057cm" svg:height="0.482cm" draw:z-index="104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4">,</text:span><text:span text:style-name="T94"><draw:frame draw:style-name="fr1" draw:name="Objet79" text:anchor-type="as-char" svg:width="2.171cm" svg:height="0.482cm" draw:z-index="105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4">,</text:span><draw:frame draw:style-name="fr1" draw:name="Objet27" text:anchor-type="as-char" svg:width="3.381cm" svg:height="1.139cm" draw:z-index="10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0"/>
      <text:p text:style-name="P60"><text:span text:style-name="T10">Definition –</text:span> Let<draw:frame draw:style-name="fr1" draw:name="Objet171" text:anchor-type="as-char" svg:width="1.302cm" svg:height="0.527cm" draw:z-index="107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08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09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61"><draw:frame draw:style-name="fr1" draw:name="Objet174" text:anchor-type="as-char" svg:width="2.949cm" svg:height="0.506cm" draw:z-index="110"><draw:object xlink:href="./Object 174" xlink:type="simple" xlink:show="embed" xlink:actuate="onLoad"/><draw:image xlink:href="./ObjectReplacements/Object 174" xlink:type="simple" xlink:show="embed" xlink:actuate="onLoad"/></draw:frame></text:p>
      <text:p text:style-name="P60">where<draw:frame draw:style-name="fr1" draw:name="Objet175" text:anchor-type="as-char" svg:width="0.413cm" svg:height="0.467cm" draw:z-index="111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13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61"><text:s/><draw:frame draw:style-name="fr1" draw:name="Objet169" text:anchor-type="as-char" svg:width="2.221cm" svg:height="0.482cm" draw:z-index="114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5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50"/>
      <text:h text:style-name="P88" text:outline-level="1"><text:span text:style-name="T96">3</text:span> – <text:span text:style-name="T81">Activation functions</text:span></text:h>
      <text:p text:style-name="P64"/>
      <text:p text:style-name="P64">Definition –<text:span text:style-name="T12"> </text:span><text:span text:style-name="T27">Let</text:span><text:span text:style-name="T27"><draw:frame draw:style-name="fr1" draw:name="Objet37" text:anchor-type="as-char" svg:width="1.595cm" svg:height="0.531cm" draw:z-index="10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7">, <text:s/></text:span><text:span text:style-name="T36">and</text:span><text:span text:style-name="T36"><draw:frame draw:style-name="fr1" draw:name="Objet78" text:anchor-type="as-char" svg:width="3.812cm" svg:height="0.591cm" draw:z-index="11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6">.</text:span><text:span text:style-name="T27"> </text:span><text:span text:style-name="T37">T</text:span><text:span text:style-name="T28">hen the </text:span><text:span text:style-name="T39">vector</text:span><text:span text:style-name="T29"> wise </text:span><text:span text:style-name="T30">application</text:span></text:p>
      <text:p text:style-name="P22"><text:span text:style-name="T94"><draw:frame draw:style-name="fr1" draw:name="Objet39" text:anchor-type="as-char" svg:width="2.057cm" svg:height="0.482cm" draw:z-index="11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94">,</text:span><text:span text:style-name="T94"><draw:frame draw:style-name="fr1" draw:name="Objet38" text:anchor-type="as-char" svg:width="2.873cm" svg:height="1.235cm" draw:z-index="119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97">Let</text:span><text:span text:style-name="T97"><draw:frame draw:style-name="fr1" draw:name="Objet49" text:anchor-type="as-char" svg:width="1.595cm" svg:height="0.531cm" draw:z-index="112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7">. </text:span><text:span text:style-name="T108">T</text:span><text:span text:style-name="T98">hen the </text:span><text:span text:style-name="T100">following</text:span><text:span text:style-name="T98"> </text:span><text:span text:style-name="T143">vector</text:span><text:span text:style-name="T99"> wise </text:span><text:span text:style-name="T94">application</text:span><text:span text:style-name="T101"> </text:span><text:span text:style-name="T182">is an</text:span><text:span text:style-name="T102"> activation function</text:span></text:p>
      <text:p text:style-name="P23"><text:span text:style-name="T94"><draw:frame draw:style-name="fr1" draw:name="Objet25" text:anchor-type="as-char" svg:width="2.057cm" svg:height="0.482cm" draw:z-index="12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94">,</text:span><text:span text:style-name="T163"><draw:frame draw:style-name="fr1" draw:name="Objet41" text:anchor-type="as-char" svg:width="4.988cm" svg:height="1.272cm" draw:z-index="5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1"><text:span text:style-name="T114">with</text:span><text:span text:style-name="T114"><draw:frame draw:style-name="fr1" draw:name="Objet47" text:anchor-type="as-char" svg:width="0.928cm" svg:height="0.467cm" draw:z-index="74"><draw:object xlink:href="./Object 47" xlink:type="simple" xlink:show="embed" xlink:actuate="onLoad"/><draw:image xlink:href="./ObjectReplacements/Object 47" xlink:type="simple" xlink:show="embed" xlink:actuate="onLoad"/></draw:frame></text:span><text:span text:style-name="T114">the </text:span><text:span text:style-name="T116">element-wise </text:span><text:span text:style-name="T114">maximum </text:span><text:span text:style-name="T118">operation</text:span><text:span text:style-name="T114"> </text:span><text:span text:style-name="T117">between two vectors</text:span><text:span text:style-name="T114">.</text:span></text:p>
      <text:p text:style-name="P11"/>
      <text:p text:style-name="P58"><text:span text:style-name="T182">Its </text:span>Jacobian matrix is</text:p>
      <text:p text:style-name="P29"><text:soft-page-break/><text:span text:style-name="T94"><draw:frame draw:style-name="fr1" draw:name="Objet93" text:anchor-type="as-char" svg:width="2.057cm" svg:height="0.482cm" draw:z-index="121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4">,</text:span><text:span text:style-name="T164"><draw:frame draw:style-name="fr1" draw:name="Objet26" text:anchor-type="as-char" svg:width="9.165cm" svg:height="3.644cm" draw:z-index="122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<text:p text:style-name="P14"><text:span text:style-name="T113">with</text:span><text:span text:style-name="T113"><draw:frame draw:style-name="fr1" draw:name="Objet50" text:anchor-type="as-char" svg:width="0.945cm" svg:height="0.614cm" draw:z-index="12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3">the</text:span><text:span text:style-name="T103"><draw:frame draw:style-name="fr1" draw:name="Objet51" text:anchor-type="as-char" svg:width="1.099cm" svg:height="0.603cm" draw:z-index="12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3">indicator function </text:span><text:span text:style-name="T115">on</text:span><text:span text:style-name="T115"><draw:frame draw:style-name="fr1" draw:name="Objet44" text:anchor-type="as-char" svg:width="1.099cm" svg:height="0.46cm" draw:z-index="12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3">.</text:span></text:p>
      <text:p text:style-name="P11"/>
      <text:p text:style-name="P18"><text:span text:style-name="T131">Proof:</text:span><text:span text:style-name="T126"> </text:span><text:span text:style-name="T127">TO DO.</text:span></text:p>
      <text:p text:style-name="P75"/>
      <text:p text:style-name="P10"><text:span text:style-name="T10">Proposition –</text:span> <text:span text:style-name="T97">Let</text:span><text:span text:style-name="T97"><draw:frame draw:style-name="fr1" draw:name="Objet161" text:anchor-type="as-char" svg:width="1.595cm" svg:height="0.531cm" draw:z-index="128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97">. </text:span><text:span text:style-name="T108">T</text:span><text:span text:style-name="T98">hen the </text:span><text:span text:style-name="T100">following</text:span><text:span text:style-name="T98"> </text:span><text:span text:style-name="T143">vector</text:span><text:span text:style-name="T99"> wise </text:span><text:span text:style-name="T94">application</text:span><text:span text:style-name="T101"> </text:span><text:span text:style-name="T182">is an</text:span><text:span text:style-name="T102"> activation function</text:span></text:p>
      <text:p text:style-name="P24"><text:span text:style-name="T94"><draw:frame draw:style-name="fr1" draw:name="Objet42" text:anchor-type="as-char" svg:width="2.057cm" svg:height="0.482cm" draw:z-index="129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94">,</text:span><text:span text:style-name="T163"><draw:frame draw:style-name="fr1" draw:name="Objet45" text:anchor-type="as-char" svg:width="4.847cm" svg:height="2.499cm" draw:z-index="6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2">with<draw:frame draw:style-name="fr1" draw:name="Objet48" text:anchor-type="as-char" svg:width="0.407cm" svg:height="0.467cm" draw:z-index="102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9">element-wise </text:span><text:span text:style-name="T95">exponential </text:span><text:span text:style-name="T107">operation</text:span>.</text:p>
      <text:p text:style-name="P13">The<draw:frame draw:style-name="fr1" draw:name="Objet94" text:anchor-type="as-char" svg:width="1.64cm" svg:height="0.467cm" draw:z-index="13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22">function will be denoted as</text:span><text:span text:style-name="T122"><draw:frame draw:style-name="fr1" draw:name="Objet97" text:anchor-type="as-char" svg:width="0.443cm" svg:height="0.467cm" draw:z-index="13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22">for simplicity.</text:span></text:p>
      <text:p text:style-name="P12"/>
      <text:p text:style-name="P59">Its Jacobian matrix is</text:p>
      <text:p text:style-name="P25"><text:span text:style-name="T94"><draw:frame draw:style-name="fr1" draw:name="Objet96" text:anchor-type="as-char" svg:width="2.057cm" svg:height="0.482cm" draw:z-index="132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94">,</text:span><text:span text:style-name="T163"><draw:frame draw:style-name="fr1" draw:name="Objet95" text:anchor-type="as-char" svg:width="3.237cm" svg:height="1.304cm" draw:z-index="116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5">where<draw:frame draw:style-name="fr1" draw:name="Objet98" text:anchor-type="as-char" svg:width="4.149cm" svg:height="0.557cm" draw:z-index="133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689cm" svg:height="0.54cm" draw:z-index="12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6"><text:span text:style-name="T123">w</text:span>ith<draw:frame draw:style-name="fr1" draw:name="Objet77" text:anchor-type="as-char" svg:width="0.907cm" svg:height="0.473cm" draw:z-index="127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4">the Kronecker </text:span><text:span text:style-name="T125">delta</text:span><text:span text:style-name="T124">.</text:span></text:p>
      <text:p text:style-name="P16"/>
      <text:p text:style-name="P17"><text:span text:style-name="T131">Proof:</text:span><text:span text:style-name="T126"> </text:span><text:span text:style-name="T127">TO DO.</text:span></text:p>
      <text:p text:style-name="P73"/>
      <text:h text:style-name="P91" text:outline-level="1"><text:span text:style-name="T139">3</text:span> – <text:span text:style-name="T83">Categorical </text:span><text:span text:style-name="T84">cross-</text:span><text:span text:style-name="T83">entropy </text:span><text:span text:style-name="T84">loss</text:span></text:h>
      <text:p text:style-name="P82"/>
      <text:p text:style-name="P96">Definition –<text:span text:style-name="T12"> </text:span><text:span text:style-name="T31">Let</text:span><text:span text:style-name="T31"><draw:frame draw:style-name="fr1" draw:name="Objet130" text:anchor-type="as-char" svg:width="0.524cm" svg:height="0.45cm" draw:z-index="159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 closed non empty subset. Let</text:span><text:span text:style-name="T50"><draw:frame draw:style-name="fr1" draw:name="Objet132" text:anchor-type="as-char" svg:width="0.524cm" svg:height="0.326cm" draw:z-index="16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4">a</text:span><text:span text:style-name="T65">n open</text:span><text:span text:style-name="T64"> </text:span><text:span text:style-name="T33">non-empty</text:span><text:span text:style-name="T33"><draw:frame draw:style-name="fr1" draw:name="Objet135" text:anchor-type="as-char" svg:width="0.556cm" svg:height="0.385cm" draw:z-index="161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56">subset</text:span><text:span text:style-name="T54"> </text:span><text:span text:style-name="T55">wit</text:span><text:span text:style-name="T75">h</text:span><text:span text:style-name="T55"><draw:frame draw:style-name="fr1" draw:name="Objet133" text:anchor-type="as-char" svg:width="3.147cm" svg:height="0.519cm" draw:z-index="16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32">. </text:span><text:span text:style-name="T12">Let</text:span><text:span text:style-name="T12"><draw:frame draw:style-name="fr1" draw:name="Objet109" text:anchor-type="as-char" svg:width="2.325cm" svg:height="0.582cm" draw:z-index="163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6">and</text:span><text:span text:style-name="T46"><draw:frame draw:style-name="fr1" draw:name="Objet110" text:anchor-type="as-char" svg:width="4.852cm" svg:height="0.591cm" draw:z-index="164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6">. </text:span><text:span text:style-name="T61">Let</text:span><text:span text:style-name="T61"><draw:frame draw:style-name="fr1" draw:name="Objet140" text:anchor-type="as-char" svg:width="0.88cm" svg:height="0.531cm" draw:z-index="16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62">a norm on</text:span><text:soft-page-break/><text:span text:style-name="T62"><draw:frame draw:style-name="fr1" draw:name="Objet141" text:anchor-type="as-char" svg:width="0.744cm" svg:height="0.527cm" draw:z-index="166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62">. </text:span><text:span text:style-name="T51">Then</text:span><text:span text:style-name="T53"><draw:frame draw:style-name="fr1" draw:name="Objet131" text:anchor-type="as-char" svg:width="0.404cm" svg:height="0.467cm" draw:z-index="167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52">is </text:span><text:span text:style-name="T53">a loss function </text:span><text:span text:style-name="T59">is equivalent to </text:span><text:span text:style-name="T60">the application</text:span></text:p>
      <text:p text:style-name="P95"><draw:frame draw:style-name="fr1" draw:name="Objet138" text:anchor-type="as-char" svg:width="5.325cm" svg:height="1.251cm" draw:z-index="168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94"><text:span text:style-name="T192">is </text:span><text:span text:style-name="T150">a</text:span><text:span text:style-name="T155">n increasing</text:span><text:span text:style-name="T150"> </text:span><text:span text:style-name="T152">function</text:span><text:span text:style-name="T150"> according </text:span><text:span text:style-name="T153">each c</text:span><text:span text:style-name="T154">omponent</text:span><text:span text:style-name="T151">.</text:span></text:p>
      <text:p text:style-name="P74"/>
      <text:p text:style-name="P84"><text:span text:style-name="T147">Proposition</text:span> – <text:span text:style-name="T12">Let</text:span><text:span text:style-name="T12"><draw:frame draw:style-name="fr1" draw:name="Objet128" text:anchor-type="as-char" svg:width="2.87cm" svg:height="0.54cm" draw:z-index="134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2">, </text:span><text:span text:style-name="T58">and</text:span><text:span text:style-name="T12"><draw:frame draw:style-name="fr1" draw:name="Objet127" text:anchor-type="as-char" svg:width="2.85cm" svg:height="0.54cm" draw:z-index="135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6">. </text:span><text:span text:style-name="T57">Then the application</text:span></text:p>
      <text:p text:style-name="P80"><text:span text:style-name="T94"><draw:frame draw:style-name="fr1" draw:name="Objet134" text:anchor-type="as-char" svg:width="2.057cm" svg:height="0.482cm" draw:z-index="136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94">,</text:span><text:span text:style-name="T146"><draw:frame draw:style-name="fr1" draw:name="Objet129" text:anchor-type="as-char" svg:width="5.747cm" svg:height="1.875cm" draw:z-index="137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81"><text:span text:style-name="T146">i</text:span>s a loss function.</text:p>
      <text:p text:style-name="P102">Its Gradient matrix is</text:p>
      <text:p text:style-name="P26"><text:span text:style-name="T94"><draw:frame draw:style-name="fr1" draw:name="Objet137" text:anchor-type="as-char" svg:width="2.057cm" svg:height="0.482cm" draw:z-index="138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94">,</text:span><text:span text:style-name="T128"><draw:frame draw:style-name="fr1" draw:name="Objet136" text:anchor-type="as-char" svg:width="5.595cm" svg:height="1.977cm" draw:z-index="139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76"/>
      <text:p text:style-name="P77"><text:span text:style-name="T132">P</text:span><text:span text:style-name="T131">roof:</text:span> TO DO.</text:p>
      <text:p text:style-name="P79"/>
      <text:h text:style-name="P89" text:outline-level="1"><text:span text:style-name="T93">4</text:span> – <text:span text:style-name="T82">Dense layers</text:span></text:h>
      <text:p text:style-name="P54"/>
      <text:p text:style-name="P92">Definition –<text:span text:style-name="T12"> </text:span><text:span text:style-name="T23">Let</text:span><text:span text:style-name="T23"><draw:frame draw:style-name="fr1" draw:name="Objet35" text:anchor-type="as-char" svg:width="1.655cm" svg:height="0.531cm" draw:z-index="72"><draw:object xlink:href="./Object 35" xlink:type="simple" xlink:show="embed" xlink:actuate="onLoad"/><draw:image xlink:href="./ObjectReplacements/Object 35" xlink:type="simple" xlink:show="embed" xlink:actuate="onLoad"/></draw:frame></text:span><text:span text:style-name="T24">, </text:span><text:span text:style-name="T24"><draw:frame draw:style-name="fr1" draw:name="Objet36" text:anchor-type="as-char" svg:width="1.946cm" svg:height="0.531cm" draw:z-index="73"><draw:object xlink:href="./Object 36" xlink:type="simple" xlink:show="embed" xlink:actuate="onLoad"/><draw:image xlink:href="./ObjectReplacements/Object 36" xlink:type="simple" xlink:show="embed" xlink:actuate="onLoad"/></draw:frame></text:span><text:span text:style-name="T71">and</text:span><text:span text:style-name="T71"><draw:frame draw:style-name="fr1" draw:name="Objet165" text:anchor-type="as-char" svg:width="1.704cm" svg:height="0.531cm" draw:z-index="140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26">. </text:span><text:span text:style-name="T66">Let</text:span><text:span text:style-name="T66"><draw:frame draw:style-name="fr1" draw:name="Objet145" text:anchor-type="as-char" svg:width="0.404cm" svg:height="0.467cm" draw:z-index="141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67">an activation function. </text:span><text:span text:style-name="T25">Then </text:span><text:span text:style-name="T68">the </text:span><text:span text:style-name="T76">application</text:span></text:p>
      <text:p text:style-name="P97"><text:span text:style-name="T129"><draw:frame draw:style-name="fr1" draw:name="Objet143" text:anchor-type="as-char" svg:width="2.057cm" svg:height="0.482cm" draw:z-index="154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129">,</text:span><text:span text:style-name="T130"><draw:frame draw:style-name="fr1" draw:name="Objet179" text:anchor-type="as-char" svg:width="6.493cm" svg:height="1.304cm" draw:z-index="155"><draw:object xlink:href="./Object 179" xlink:type="simple" xlink:show="embed" xlink:actuate="onLoad"/><draw:image xlink:href="./ObjectReplacements/Object 179" xlink:type="simple" xlink:show="embed" xlink:actuate="onLoad"/><svg:desc>formule</svg:desc></draw:frame></text:span></text:p>
      <text:p text:style-name="P62"><text:s/>defines a dense layer <text:span text:style-name="T191">with</text:span><text:span text:style-name="T184"><draw:frame draw:style-name="fr1" draw:name="Objet108" text:anchor-type="as-char" svg:width="1.655cm" svg:height="0.531cm" draw:z-index="156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93">named </text:span><text:span text:style-name="T185">the input vector, </text:span><text:span text:style-name="T185"><draw:frame draw:style-name="fr1" draw:name="Objet144" text:anchor-type="as-char" svg:width="1.946cm" svg:height="0.531cm" draw:z-index="157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93">named </text:span><text:span text:style-name="T186">the weight matri</text:span><text:span text:style-name="T187">x </text:span><text:span text:style-name="T188">and</text:span><text:span text:style-name="T188"><draw:frame draw:style-name="fr1" draw:name="Objet146" text:anchor-type="as-char" svg:width="1.704cm" svg:height="0.531cm" draw:z-index="158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93">named </text:span><text:span text:style-name="T189">the bias matrix.</text:span></text:p>
      <text:p text:style-name="P62"/>
      <text:p text:style-name="P72"><text:span text:style-name="T180">P</text:span>roposition –<text:span text:style-name="T12"> </text:span><text:span text:style-name="T23">Let</text:span><text:span text:style-name="T23"><draw:frame draw:style-name="fr1" draw:name="Objet148" text:anchor-type="as-char" svg:width="1.655cm" svg:height="0.531cm" draw:z-index="14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4">the input vector, </text:span><text:span text:style-name="T24"><draw:frame draw:style-name="fr1" draw:name="Objet149" text:anchor-type="as-char" svg:width="1.946cm" svg:height="0.531cm" draw:z-index="14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1">the weight matri</text:span><text:span text:style-name="T22">x </text:span><text:span text:style-name="T71">and</text:span><text:span text:style-name="T71"><draw:frame draw:style-name="fr1" draw:name="Objet166" text:anchor-type="as-char" svg:width="1.704cm" svg:height="0.531cm" draw:z-index="150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72">the bias matrix</text:span><text:span text:style-name="T26">. </text:span><text:span text:style-name="T73">Then t</text:span><text:span text:style-name="T69">he </text:span><text:span text:style-name="T78">application</text:span></text:p>
      <text:p text:style-name="P98"><text:span text:style-name="T129"><draw:frame draw:style-name="fr1" draw:name="Objet147" text:anchor-type="as-char" svg:width="2.057cm" svg:height="0.482cm" draw:z-index="169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29">,</text:span><text:span text:style-name="T130"><draw:frame draw:style-name="fr1" draw:name="Objet150" text:anchor-type="as-char" svg:width="6.493cm" svg:height="1.304cm" draw:z-index="170"><draw:object xlink:href="./Object 150" xlink:type="simple" xlink:show="embed" xlink:actuate="onLoad"/><draw:image xlink:href="./ObjectReplacements/Object 150" xlink:type="simple" xlink:show="embed" xlink:actuate="onLoad"/><svg:desc>formule</svg:desc></draw:frame></text:span></text:p>
      <text:p text:style-name="P55"><text:soft-page-break/><text:span text:style-name="T180">d</text:span>efines a dense layer.</text:p>
      <text:p text:style-name="P55"/>
      <text:p text:style-name="P103">Its Jacobian matri<text:span text:style-name="T197">ces are</text:span></text:p>
      <text:p text:style-name="P99"><text:span text:style-name="T94"><draw:frame draw:style-name="fr1" draw:name="Objet151" text:anchor-type="as-char" svg:width="2.057cm" svg:height="0.482cm" draw:z-index="171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94">,</text:span><text:span text:style-name="T128"><draw:frame draw:style-name="fr1" draw:name="Objet152" text:anchor-type="as-char" svg:width="3.792cm" svg:height="1.281cm" draw:z-index="172"><draw:object xlink:href="./Object 152" xlink:type="simple" xlink:show="embed" xlink:actuate="onLoad"/><draw:image xlink:href="./ObjectReplacements/Object 152" xlink:type="simple" xlink:show="embed" xlink:actuate="onLoad"/><svg:desc>formule</svg:desc></draw:frame></text:span></text:p>
      <text:p text:style-name="P100"><text:span text:style-name="T94"><draw:frame draw:style-name="fr1" draw:name="Objet153" text:anchor-type="as-char" svg:width="2.057cm" svg:height="0.482cm" draw:z-index="173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94">,</text:span><text:span text:style-name="T128"><draw:frame draw:style-name="fr1" draw:name="Objet154" text:anchor-type="as-char" svg:width="5.009cm" svg:height="2.014cm" draw:z-index="174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p>
      <text:p text:style-name="P55"/>
      <text:p text:style-name="P78"><text:span text:style-name="T132">P</text:span><text:span text:style-name="T131">roof:</text:span> TO DO.</text:p>
      <text:p text:style-name="P55"/>
      <text:p text:style-name="P72"><text:span text:style-name="T180">P</text:span><text:span text:style-name="T181">roposition –</text:span><text:span text:style-name="T69"> </text:span><text:span text:style-name="T23">Let</text:span><text:span text:style-name="T23"><draw:frame draw:style-name="fr1" draw:name="Objet163" text:anchor-type="as-char" svg:width="1.655cm" svg:height="0.531cm" draw:z-index="151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4">the input vector, </text:span><text:span text:style-name="T24"><draw:frame draw:style-name="fr1" draw:name="Objet164" text:anchor-type="as-char" svg:width="1.946cm" svg:height="0.531cm" draw:z-index="152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1">the weight matri</text:span><text:span text:style-name="T22">x </text:span><text:span text:style-name="T71">and</text:span><text:span text:style-name="T71"><draw:frame draw:style-name="fr1" draw:name="Objet167" text:anchor-type="as-char" svg:width="1.704cm" svg:height="0.531cm" draw:z-index="15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72">the bias matrix</text:span><text:span text:style-name="T26">. </text:span><text:span text:style-name="T70">T</text:span><text:span text:style-name="T69">he</text:span><text:span text:style-name="T74">n the</text:span><text:span text:style-name="T69"> sequential operations</text:span></text:p>
      <text:p text:style-name="P20"><draw:frame draw:style-name="fr1" draw:name="Objet155" text:anchor-type="as-char" svg:width="2.057cm" svg:height="0.482cm" draw:z-index="142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43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44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20"><text:span text:style-name="T180"><draw:frame draw:style-name="fr1" draw:name="Objet158" text:anchor-type="as-char" svg:width="2.057cm" svg:height="0.482cm" draw:z-index="145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80">,</text:span><text:span text:style-name="T180"><draw:frame draw:style-name="fr1" draw:name="Objet159" text:anchor-type="as-char" svg:width="2.362cm" svg:height="0.54cm" draw:z-index="146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63">defines a dense layer.</text:p>
      <text:p text:style-name="P56"/>
      <text:p text:style-name="P57">The gradient matrices are the following</text:p>
      <text:p text:style-name="P57"><draw:frame draw:style-name="fr1" draw:name="Objet160" text:anchor-type="as-char" svg:width="2.057cm" svg:height="0.482cm" draw:z-index="147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56"/>
      <text:h text:style-name="P90" text:outline-level="1"><text:span text:style-name="T93">5</text:span> – <text:span text:style-name="T80">Neural Network</text:span></text:h>
      <text:p text:style-name="P19"/>
      <text:p text:style-name="P65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39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42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44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31"><text:span text:style-name="T165">Let</text:span><text:span text:style-name="T165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66">, </text:span><text:span text:style-name="T167">and</text:span><text:span text:style-name="T167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68">the matrices defining </text:span><text:span text:style-name="T169">the features and </text:span><text:span text:style-name="T170">the labels</text:span><text:span text:style-name="T169"> respectively </text:span><text:span text:style-name="T171">for each sample</text:span><text:span text:style-name="T169">.</text:span></text:p>
      <text:p text:style-name="P21"/>
      <text:p text:style-name="P32"><text:span text:style-name="T169">S</text:span>uppose <text:span text:style-name="T172">a neural network </text:span><text:span text:style-name="T173">with</text:span><text:span text:style-name="T173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74">layers.</text:span></text:p>
      <text:p text:style-name="P19"/>
      <text:h text:style-name="P85" text:outline-level="1"><text:soft-page-break/><text:span text:style-name="T93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0T08:02:20.672000000</dc:date>
    <meta:editing-duration>P1DT6H28M44S</meta:editing-duration>
    <meta:editing-cycles>672</meta:editing-cycles>
    <meta:document-statistic meta:table-count="0" meta:image-count="0" meta:object-count="175" meta:page-count="7" meta:paragraph-count="98" meta:word-count="599" meta:character-count="3965" meta:non-whitespace-character-count="3429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09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]</mo>
            <mn>0,1</mn>
            <mo stretchy="false">[</mo>
          </mrow>
        </mrow>
        <mo fence="true" form="postfix" stretchy="false">)</mo>
      </mrow>
    </mrow>
    <annotation encoding="StarMath 5.0"> y in M_{ n,m }( \] 0,1 \[ )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{</mo>
            <mn>0,1</mn>
            <mo stretchy="false">}</mo>
          </mrow>
        </mrow>
        <mo fence="true" form="postfix" stretchy="false">)</mo>
      </mrow>
    </mrow>
    <annotation encoding="StarMath 5.0">  hat y  in M_{n,m}( \{0,1\} )</annotation>
  </semantics>
</math>
</file>

<file path=Object 129/content.xml><?xml version="1.0" encoding="utf-8"?>
<math xmlns="http://www.w3.org/1998/Math/MathML" display="block">
  <semantics>
    <mrow>
      <msub>
        <mi>ξ</mi>
        <mi mathvariant="italic">entropy</mi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_{entropy} : left lbrace
  stack {
    \] 0,1 \[^m %toward Re #
    y_{i,:} %as - sum from{j=1} to{m} hat y_{ i,j } log(y_{ i,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normal">ℜ</mi>
    <annotation encoding="StarMath 5.0">Re</annotation>
  </semantics>
</math>
</file>

<file path=Object 131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over accent="true">
            <mi mathvariant="normal">Ω</mi>
            <mo stretchy="false">^</mo>
          </mover>
        </mrow>
        <mo fence="true" form="postfix" stretchy="false">)</mo>
      </mrow>
    </mrow>
    <annotation encoding="StarMath 5.0">  hat y  in M_{n,m}( hat %OMEGA )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3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36/content.xml><?xml version="1.0" encoding="utf-8"?>
<math xmlns="http://www.w3.org/1998/Math/MathML" display="block">
  <semantics>
    <mrow>
      <msub>
        <mo stretchy="false">∇</mo>
        <msub>
          <mi>ξ</mi>
          <mi mathvariant="italic">entropy</mi>
        </msub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nabla_{%xi_{entropy}} : left lbrace
  stack {
    \] 0,1 \[^m %toward Re^m #
    y_{ i,: } %as left [ matrix {  {hat y_{ i,1 } over y_{ i,1 }} # dotsaxis # {hat y_{ i,m } over y_{ i,m }} } right ]
  }
right none

</annotation>
  </semantics>
</math>
</file>

<file path=Object 13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4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m',m} </annotation>
  </semantics>
</math>
</file>

<file path=Object 145/content.xml><?xml version="1.0" encoding="utf-8"?>
<math xmlns="http://www.w3.org/1998/Math/MathML" display="block">
  <semantics>
    <mi>f</mi>
    <annotation encoding="StarMath 5.0">f</annotation>
  </semantics>
</math>
</file>

<file path=Object 146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4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8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4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m',m} 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sub>
        <mi>L</mi>
        <mi mathvariant="italic">dense</mi>
      </msub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>M</mi>
                      <mrow>
                        <mn>1</mn>
                        <mi>,</mi>
                        <mi>m</mi>
                      </mrow>
                    </msub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b>
                      <mi>M</mi>
                      <mrow>
                        <mn>1</mn>
                        <mi>,</mi>
                        <mi>m</mi>
                        <mi>'</mi>
                      </mrow>
                    </msub>
                  </mrow>
                  <mi>↔</mi>
                  <msub>
                    <mi>M</mi>
                    <mrow>
                      <mn>1</mn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row>
                            <mi>i</mi>
                            <mi>,</mi>
                            <mi mathvariant="normal">:</mi>
                          </mrow>
                        </msub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row>
                          <msub>
                            <mi>y</mi>
                            <mrow>
                              <mi>i</mi>
                              <mi>,</mi>
                              <mi mathvariant="normal">:</mi>
                            </mrow>
                          </msub>
                          <mo stretchy="false">×</mo>
                          <msup>
                            <mi>W</mi>
                            <mi>T</mi>
                          </msup>
                        </mrow>
                        <mo stretchy="false">+</mo>
                        <mi>b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L_{dense} : left lbrace
  stack {
    M_{1,m} times M_{m',m} times M_{1, m'} %toward M_{1,m'} #
    (y_{ i,: },W,b) %as f(y_{ i,: } times W^T + b)
  }
right none

</annotation>
  </semantics>
</math>
</file>

<file path=Object 15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2/content.xml><?xml version="1.0" encoding="utf-8"?>
<math xmlns="http://www.w3.org/1998/Math/MathML" display="block">
  <semantics>
    <mrow>
      <msub>
        <mi>J</mi>
        <msub>
          <mi>L</mi>
          <mi mathvariant="italic">dense</mi>
        </msub>
      </msub>
      <mi mathvariant="normal">:</mi>
      <mrow>
        <mo fence="true" form="prefix" stretchy="true">{</mo>
        <mrow>
          <mtable>
            <mtr>
              <mtd>
                <mrow>
                  <msub>
                    <mi>M</mi>
                    <mrow>
                      <mn>1</mn>
                      <mi>,</mi>
                      <mi>m</mi>
                    </mrow>
                  </msub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i>W</mi>
                </mrow>
              </mtd>
            </mtr>
          </mtable>
        </mrow>
      </mrow>
    </mrow>
    <annotation encoding="StarMath 5.0"> J_{L_{dense}} : left lbrace
  stack {
    M_{1,m} %toward M_{m',m} #
    y_{ i,: } %as W
  }
right none

</annotation>
  </semantics>
</math>
</file>

<file path=Object 153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4/content.xml><?xml version="1.0" encoding="utf-8"?>
<math xmlns="http://www.w3.org/1998/Math/MathML" display="block">
  <semantics>
    <mrow>
      <msub>
        <mi>J</mi>
        <msub>
          <mi>L</mi>
          <mi mathvariant="italic">dense</mi>
        </msub>
      </msub>
      <mi mathvariant="normal">:</mi>
      <mrow>
        <mo fence="true" form="prefix" stretchy="true">{</mo>
        <mrow>
          <mtable>
            <mtr>
              <mtd>
                <mrow>
                  <msub>
                    <mi>M</mi>
                    <mrow>
                      <mn>1</mn>
                      <mi>,</mi>
                      <mi>m</mi>
                      <mi>'</mi>
                    </mrow>
                  </msub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b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J_{L_{dense}} : left lbrace
  stack {
    M_{1,m'} %toward M_{m',m} #
    b %as left [ matrix {  {hat y_{ i,1 } over y_{ i,1 }} # dotsaxis # {hat y_{ i,m } over y_{ i,m }} } right ]
  }
right none

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1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5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6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9/content.xml><?xml version="1.0" encoding="utf-8"?>
<math xmlns="http://www.w3.org/1998/Math/MathML" display="block">
  <semantics>
    <mrow>
      <msub>
        <mi>L</mi>
        <mi mathvariant="italic">dense</mi>
      </msub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>M</mi>
                      <mrow>
                        <mn>1</mn>
                        <mi>,</mi>
                        <mi>m</mi>
                      </mrow>
                    </msub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b>
                      <mi>M</mi>
                      <mrow>
                        <mn>1</mn>
                        <mi>,</mi>
                        <mi>m</mi>
                        <mi>'</mi>
                      </mrow>
                    </msub>
                  </mrow>
                  <mi>↔</mi>
                  <msub>
                    <mi>M</mi>
                    <mrow>
                      <mn>1</mn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row>
                            <mi>i</mi>
                            <mi>,</mi>
                            <mi mathvariant="normal">:</mi>
                          </mrow>
                        </msub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row>
                          <msub>
                            <mi>y</mi>
                            <mrow>
                              <mi>i</mi>
                              <mi>,</mi>
                              <mi mathvariant="normal">:</mi>
                            </mrow>
                          </msub>
                          <mo stretchy="false">×</mo>
                          <msup>
                            <mi>W</mi>
                            <mi>T</mi>
                          </msup>
                        </mrow>
                        <mo stretchy="false">+</mo>
                        <mi>b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L_{dense} : left lbrace
  stack {
    M_{1,m} times M_{m',m} times M_{1, m'} %toward M_{1,m'} #
    (y_{ i,: },W,b) %as f(y_{ i,: } times W^T + b)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m'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_{ i,: } %as f( z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i>z</mi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_{ i,: } %as max( 0_{Re^m}, z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_{ i,: } %as e^{z_{i,:}} wideslash sum from{j'=1} to {m} e^{z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i mathvariant="normal">ℜ</mi>
      <mrow>
        <mrow>
          <mtext/>
          <mo stretchy="false">∖</mo>
          <mo stretchy="false">{</mo>
        </mrow>
        <mn>0</mn>
        <mo stretchy="false">}</mo>
      </mrow>
    </msub>
    <annotation encoding="StarMath 5.0">Re_{ "" bslash \{0\} }</annotation>
  </semantics>
</math>
</file>

<file path=Object 5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>
                        <mtext/>
                        <mo stretchy="false">∖</mo>
                        <mo stretchy="false">{</mo>
                      </mrow>
                      <mn>0</mn>
                      <mo stretchy="false">}</mo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"" bslash \{0\} }^m %toward M_{m,m} #
    z_{ i,: } %as left [ matrix {
		1_{ Re_{ "" bslash \{0\} }^"+" }(z_{ i,1 }) # 0 # dotsaxis # 0 ##
		0 # 1_{ Re_{ "" bslash \{0\} }^"+" }(z_{ i,2 }) # dotsdown # dotsvert ##
		dotsvert # dotsdown # dotsdown # 0 ##
		0 # dotsaxis # 0 # 1_{ Re_{ "" bslash \{0\} }^"+" }(z_{ i,m }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z_{ i,: } %as J_S( z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sub>
        <mi>J</mi>
        <mi>S</mi>
      </msub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J_S( z_{i,:} )_{ j,j' } = S(z_{i,:})_{i,j} times ( %delta_{j,j'} - S(z_{i,:})_{i,j'} )</annotation>
  </semantics>
</math>
</file>